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866in" style:rel-column-width="819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font-style="italic" officeooo:rsid="000e39e8" officeooo:paragraph-rsid="000e39e8" style:font-style-asian="italic" style:font-style-complex="italic"/>
    </style:style>
    <style:style style:name="P2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officeooo:rsid="000e39e8" officeooo:paragraph-rsid="000e39e8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9e8" officeooo:paragraph-rsid="000e3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39e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9e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e39e8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ight watching sheet </text:p>
      <text:p text:style-name="P1">at the end of every week add all days together and divide by two to get the weekly number. Standard and safe weight loss is 1 lb per week. Depending on weight loss over time will change the diet required to lose at a safe rate. Diet reevaluation every two weeks. Daily numbers fluctuate and mean nothing. Weekly numbers are better metrics for loss over time.</text:p>
      <table:table table:name="Table1" table:style-name="Table1" table:template-name="Default Style">
        <table:table-column table:style-name="Table1.A" table:number-columns-repeated="8"/>
        <table:table-row table:style-name="Table1.1">
          <table:table-cell table:style-name="Table1.A1" office:value-type="string">
            <text:p text:style-name="P4">Monday</text:p>
          </table:table-cell>
          <table:table-cell table:style-name="Table1.A1" office:value-type="string">
            <text:p text:style-name="P4">Tuesday</text:p>
          </table:table-cell>
          <table:table-cell table:style-name="Table1.A1" office:value-type="string">
            <text:p text:style-name="P4">Wednesday </text:p>
          </table:table-cell>
          <table:table-cell table:style-name="Table1.A1" office:value-type="string">
            <text:p text:style-name="P4">Thursday</text:p>
          </table:table-cell>
          <table:table-cell table:style-name="Table1.A1" office:value-type="string">
            <text:p text:style-name="P4">Friday</text:p>
          </table:table-cell>
          <table:table-cell table:style-name="Table1.A1" office:value-type="string">
            <text:p text:style-name="P4">Saturday</text:p>
          </table:table-cell>
          <table:table-cell table:style-name="Table1.A1" office:value-type="string">
            <text:p text:style-name="P4">Sunday</text:p>
          </table:table-cell>
          <table:table-cell table:style-name="Table1.H1" office:value-type="string">
            <text:p text:style-name="P4">Average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</table:table>
      <text:p text:style-name="Standard"><text:tab/><text:tab/><text:tab/><text:tab/><text:tab/><text:tab/><text:tab/><text:tab/><text:tab/><text:tab/><text:span text:style-name="T6"><text:tab/></text:span><text:span text:style-name="T5">Total lost: <text:s text:c="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2:21:57.702000000</meta:creation-date>
    <meta:print-date>2022-03-31T12:27:42.680000000</meta:print-date>
    <dc:date>2022-03-31T12:30:11.782000000</dc:date>
    <meta:editing-duration>PT8M14S</meta:editing-duration>
    <meta:editing-cycles>1</meta:editing-cycles>
    <meta:document-statistic meta:table-count="1" meta:image-count="0" meta:object-count="0" meta:page-count="1" meta:paragraph-count="11" meta:word-count="79" meta:character-count="480" meta:non-whitespace-character-count="379"/>
    <meta:generator>LibreOffice/6.0.2.1$Windows_X86_64 LibreOffice_project/f7f06a8f319e4b62f9bc5095aa112a65d2f3ac89</meta:generator>
  </office:meta>
</office:document-meta>
</file>